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mic Sans MS" svg:font-family="'Comic Sans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31a8" officeooo:paragraph-rsid="001131a8"/>
    </style:style>
    <style:style style:name="P2" style:family="paragraph" style:parent-style-name="Text_20_body">
      <style:text-properties officeooo:paragraph-rsid="001131a8"/>
    </style:style>
    <style:style style:name="P3" style:family="paragraph" style:parent-style-name="Text_20_body" style:list-style-name="L1"/>
    <style:style style:name="P4" style:family="paragraph" style:parent-style-name="Text_20_body" style:list-style-name="L2">
      <style:text-properties officeooo:paragraph-rsid="001131a8"/>
    </style:style>
    <style:style style:name="P5" style:family="paragraph" style:parent-style-name="Text_20_body">
      <style:text-properties officeooo:rsid="00126440" officeooo:paragraph-rsid="00126440"/>
    </style:style>
    <style:style style:name="P6" style:family="paragraph" style:parent-style-name="Text_20_body">
      <style:text-properties officeooo:rsid="0012e7dc" officeooo:paragraph-rsid="0012e7dc"/>
    </style:style>
    <style:style style:name="P7" style:family="paragraph" style:parent-style-name="Text_20_body">
      <style:paragraph-properties fo:margin-left="1.251cm" fo:margin-right="0cm" fo:text-indent="0cm" style:auto-text-indent="false"/>
      <style:text-properties officeooo:rsid="0012e7dc" officeooo:paragraph-rsid="0012e7dc"/>
    </style:style>
    <style:style style:name="P8" style:family="paragraph" style:parent-style-name="Text_20_body">
      <style:paragraph-properties fo:margin-left="0cm" fo:margin-right="0cm" fo:text-indent="0cm" style:auto-text-indent="false"/>
      <style:text-properties officeooo:rsid="00133ff5" officeooo:paragraph-rsid="00133ff5"/>
    </style:style>
    <style:style style:name="P9" style:family="paragraph" style:parent-style-name="Heading_20_1">
      <style:text-properties officeooo:paragraph-rsid="001131a8"/>
    </style:style>
    <style:style style:name="T1" style:family="text">
      <style:text-properties officeooo:rsid="001131a8"/>
    </style:style>
    <style:style style:name="T2" style:family="text">
      <style:text-properties officeooo:rsid="00126440"/>
    </style:style>
    <style:style style:name="T3" style:family="text">
      <style:text-properties officeooo:rsid="0012e7dc"/>
    </style:style>
    <style:style style:name="T4" style:family="text">
      <style:text-properties officeooo:rsid="00133ff5"/>
    </style:style>
    <style:style style:name="T5" style:family="text">
      <style:text-properties officeooo:rsid="001484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docs-internal-guid-665589a8-3243-6663-d66c-325e169c2954"/>“Att visa hur skateboardåkare rent praktiskt använder stadsrummet och hur användningen av stadsmiljöer i nutiden kan påverka offentlig förvaltning i framtiden”?</text:p>
      <text:p text:style-name="Text_20_body"/>
      <text:p text:style-name="Text_20_body"><text:bookmark text:name="docs-internal-guid-665589a8-3244-b999-1d67-f59cb9976ec1"/>“Detta genom att roa, inspirera och på ett nyskapande sätt visualisera, tillgängliggöra och delaktiggöra skateboardkulturen samt öka kontakterna mellan skateutövarna och allmänheten.”</text:p>
      <text:p text:style-name="Text_20_body"/>
      <text:p text:style-name="Text_20_body">”Att med nya teknologiska och upplevelsebaserade lösningar för kunskapsförmedling vidareutveckla arbetet med utställningsproduktion genom att skapa och utveckla en specialutformad digital plattform som utgår från personliga berättelser, foto-, film- och skateboardspråksupplevelser, och som kommer att göras i en användarvänlig applikation tillgänglig i utställningen. Att använda specialutformad digitalplattform som ett medel att försöka få besökarna att ta till sig ett innehåll som kanske kan kännas svårtillgängligt för dem. Att dessutom låta ungdomar, som själva är experter på ämnet, fördjupa sig i och genom sitt inifrån perspektiv få vara med och delta i produktionen av själva applikationen.”</text:p>
      <text:p text:style-name="Text_20_body"/>
      <text:p text:style-name="Text_20_body"><text:bookmark text:name="docs-internal-guid-665589a8-3243-b072-e8f6-dca9d493618b"/>En utställning som ska visualisera, tillgängliggöra och delaktiggöra skatekultur:</text:p>
      <text:list xml:id="list8152782338210510134" text:style-name="L1">
        <text:list-item>
          <text:p text:style-name="P3">För vem? (skejtare, besökare, stadsplanerare, finansiärer?)</text:p>
        </text:list-item>
        <text:list-item>
          <text:p text:style-name="P3">Hur? Ska/kan alla uppleva samma saker? hur blir man delaktig…? <text:span text:style-name="T5">Vem ska berätta?</text:span></text:p>
        </text:list-item>
        <text:list-item>
          <text:p text:style-name="P3">Från texten: “andra ska kunna ta till sig” … samt “insatta ska kunna fördjupa sig”</text:p>
        </text:list-item>
        <text:list-item>
          <text:p text:style-name="P3">Ska alla lära sig göra en ollie? <text:span text:style-name="T5">Måste alla tycka om skateboarding?</text:span></text:p>
        </text:list-item>
      </text:list>
      <text:h text:style-name="P9" text:outline-level="1"><text:span text:style-name="T1">(Digital) p</text:span>lattform</text:h>
      <text:p text:style-name="P1">Plattform – plat<text:span text:style-name="T2">t</text:span> form</text:p>
      <text:p text:style-name="P2"><text:span text:style-name="T1">Etymologiskt:</text:span></text:p>
      <text:list xml:id="list1548845154366069860" text:style-name="L2">
        <text:list-item>
          <text:p text:style-name="P4"><text:span text:style-name="T1">”underlag varpå något grundas” (SAOB)</text:span></text:p>
        </text:list-item>
        <text:list-item>
          <text:p text:style-name="P4">”<text:span text:style-name="T2">basis för åstadkommande av samförstånd” (SAOB)</text:span></text:p>
        </text:list-item>
        <text:list-item>
          <text:p text:style-name="P4">”<text:span text:style-name="T2">förhandlingsbasis” (Projekt Runeberg, Svensk etymologisk ordbok)</text:span></text:p>
        </text:list-item>
        <text:list-item>
          <text:p text:style-name="P4"><text:span text:style-name="T1">”utgångspunkt för diskussion” (Projekt Runeberg, Svensk etymologisk ordbok)</text:span></text:p>
        </text:list-item>
      </text:list>
      <text:p text:style-name="P5">En form används för att skapa saker med fördefinierad form. Det kan liknas vid kopiering. Vill vill exempelvis med en sockerkaksform kunna baka sockerkaka många gånger och få kakan att bli likadan varje gång. Givetvis kan innehållet i kakan varieras men det är fortfarande en form till sockerkaka.</text:p>
      <text:p text:style-name="P5">En form sätter med andra ord begränsningar för vad som kan skapas. Men vad är då en platt form? <text:span text:style-name="T3">Med utgångspunkt i etymologin skulle en platt form (plattform) kunna …</text:span></text:p>
      <text:p text:style-name="P6">I ett designperspektiv relaterar detta bra till participatory design (PD). Pelle Ehns DesignThings <text:soft-page-break/>rimmar bekant med etymologin för plattform. Med DesignThings kopplar Ehn ihop ursprungsbetydelsen för begreppet ting med ursprungstankarna för PD. Tinget som den plats med ett förbestämt syfte att samlas för att diskutera (ibland komma överens om) frågeställningar av gemensamt intresse. Design och specifikt PD var enligt Ehn tänkt för just detta, att inte på förhand avgöra vad och hur en design ska bli utan att skapa eller iscensätta en plats/evenemang för att kunna designa. <text:span text:style-name="T4">Med DesignThings sätter Ehn fokus på detta.</text:span></text:p>
      <text:p text:style-name="P7">”<text:span text:style-name="T4">The object of design is not the design object. The object of design is the staging of a Thing in which design object(s) can emerge”<text:line-break/>(Pelle Ehn, 2008) (obs slarvigt citat...kollas upp)</text:span></text:p>
      <text:p text:style-name="P8">Att skapa en (digital) plattform borde därför innebära att iscensätta en plats/utrymme, skapa möjligheter genom begränsningar eller tillgängliggöra ett underlag där ett gemensamt skapande kan ske. Det handlar alltså inte om att lösa någon annans problem. Om det finns ett problem på förhand är det också förutbestämt att vi vill hitta en lösning till det och då handlar det snarast om att skapa en specifik form, inte en platt form. Gemensamheten kräver förstås ett intresse att delta.</text:p>
      <text:p text:style-name="P8">Situerade kunskapspraktiker, infrastruktur, arkitek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mic Sans MS" svg:font-family="'Comic Sans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1:09:12.191975243</meta:creation-date>
    <dc:date>2016-09-16T12:14:05.362306020</dc:date>
    <meta:editing-duration>PT1M51S</meta:editing-duration>
    <meta:editing-cycles>2</meta:editing-cycles>
    <meta:generator>LibreOffice/4.2.8.2$Linux_X86_64 LibreOffice_project/420m0$Build-2</meta:generator>
    <meta:document-statistic meta:table-count="0" meta:image-count="0" meta:object-count="0" meta:page-count="2" meta:paragraph-count="21" meta:word-count="517" meta:character-count="3507" meta:non-whitespace-character-count="3018"/>
  </office:meta>
</office:document-meta>
</file>